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fd51" officeooo:paragraph-rsid="001461c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bfd51" officeooo:paragraph-rsid="001461c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5d2e" officeooo:paragraph-rsid="001461c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61cf" officeooo:paragraph-rsid="001461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a856f" officeooo:paragraph-rsid="001461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fc6a2" officeooo:paragraph-rsid="001461c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5d2e" officeooo:paragraph-rsid="001461c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08c4b3" officeooo:paragraph-rsid="001461cf"/>
    </style:style>
    <style:style style:name="P9" style:family="paragraph" style:parent-style-name="Standard">
      <style:paragraph-properties fo:text-align="justify" style:justify-single-word="false"/>
      <style:text-properties officeooo:rsid="000a856f" officeooo:paragraph-rsid="001461cf"/>
    </style:style>
    <style:style style:name="P10" style:family="paragraph" style:parent-style-name="Standard">
      <style:paragraph-properties fo:text-align="justify" style:justify-single-word="false"/>
      <style:text-properties officeooo:paragraph-rsid="001461cf"/>
    </style:style>
    <style:style style:name="P11" style:family="paragraph" style:parent-style-name="Standard">
      <style:paragraph-properties fo:text-align="justify" style:justify-single-word="false"/>
      <style:text-properties style:text-position="0% 100%" fo:font-weight="bold" officeooo:rsid="000fc6a2" officeooo:paragraph-rsid="001461c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position="0% 100%" fo:font-weight="bold" officeooo:rsid="001461cf" officeooo:paragraph-rsid="001461c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position="0% 100%" fo:font-weight="bold" officeooo:rsid="001aecc4" officeooo:paragraph-rsid="001aecc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position="0% 100%" fo:font-weight="normal" officeooo:rsid="000fc6a2" officeooo:paragraph-rsid="001461c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font-weight="normal" officeooo:rsid="00135d2e" officeooo:paragraph-rsid="001461c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font-weight="normal" officeooo:rsid="001461cf" officeooo:paragraph-rsid="001461c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fo:font-weight="normal" officeooo:rsid="00179129" officeooo:paragraph-rsid="001461cf" style:font-weight-asian="normal" style:font-weight-complex="normal"/>
    </style:style>
    <style:style style:name="P18" style:family="paragraph" style:parent-style-name="Footnote">
      <style:text-properties officeooo:rsid="0013135f" officeooo:paragraph-rsid="0013135f"/>
    </style:style>
    <style:style style:name="P19" style:family="paragraph" style:parent-style-name="Standard">
      <style:paragraph-properties fo:text-align="justify" style:justify-single-word="false"/>
      <style:text-properties style:text-position="0% 100%" fo:font-weight="normal" officeooo:rsid="001aecc4" officeooo:paragraph-rsid="001aecc4" style:font-weight-asian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ffff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cc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99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99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99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856f"/>
    </style:style>
    <style:style style:name="T2" style:family="text">
      <style:text-properties officeooo:rsid="000bfd51"/>
    </style:style>
    <style:style style:name="T3" style:family="text">
      <style:text-properties officeooo:rsid="000d3c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c6a2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fo:font-weight="normal" officeooo:rsid="000eb51b" style:font-weight-asian="normal" style:font-weight-complex="normal"/>
    </style:style>
    <style:style style:name="T9" style:family="text">
      <style:text-properties style:text-position="0% 100%" fo:font-weight="normal" officeooo:rsid="000fc6a2" style:font-weight-asian="normal" style:font-weight-complex="normal"/>
    </style:style>
    <style:style style:name="T10" style:family="text">
      <style:text-properties style:text-position="0% 100%" fo:font-weight="normal" officeooo:rsid="0010ef5b" style:font-weight-asian="normal" style:font-weight-complex="normal"/>
    </style:style>
    <style:style style:name="T11" style:family="text">
      <style:text-properties style:text-position="0% 100%" fo:font-weight="normal" officeooo:rsid="0015b32a" style:font-weight-asian="normal" style:font-weight-complex="normal"/>
    </style:style>
    <style:style style:name="T12" style:family="text">
      <style:text-properties style:text-position="0% 100%" fo:font-weight="normal" officeooo:rsid="00179129" style:font-weight-asian="normal" style:font-weight-complex="normal"/>
    </style:style>
    <style:style style:name="T13" style:family="text">
      <style:text-properties style:text-position="0% 100%" fo:font-weight="normal" officeooo:rsid="001aecc4" style:font-weight-asian="normal" style:font-weight-complex="normal"/>
    </style:style>
    <style:style style:name="T14" style:family="text">
      <style:text-properties style:text-position="0% 100%" officeooo:rsid="000fc6a2"/>
    </style:style>
    <style:style style:name="T15" style:family="text">
      <style:text-properties style:text-position="0% 100%" officeooo:rsid="000d3ce9"/>
    </style:style>
    <style:style style:name="T16" style:family="text">
      <style:text-properties style:text-position="0% 100%" officeooo:rsid="001461cf"/>
    </style:style>
    <style:style style:name="T17" style:family="text">
      <style:text-properties officeooo:rsid="000fc6a2"/>
    </style:style>
    <style:style style:name="T18" style:family="text">
      <style:text-properties officeooo:rsid="0013135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d3ce9" style:font-weight-asian="bold" style:font-weight-complex="bold"/>
    </style:style>
    <style:style style:name="T21" style:family="text">
      <style:text-properties fo:font-weight="bold" officeooo:rsid="0013135f" style:font-weight-asian="bold" style:font-weight-complex="bold"/>
    </style:style>
    <style:style style:name="T22" style:family="text">
      <style:text-properties fo:font-weight="bold" officeooo:rsid="000a856f" style:font-weight-asian="bold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officeooo:rsid="001dd421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italic" fo:text-shadow="none" style:text-underline-style="none" fo:font-weight="normal" style:letter-kerning="true" style:font-name-asian="Noto Sans CJK SC Regular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663300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97cm" fo:min-width="3.2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663300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482cm" fo:min-width="2.5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ccff00" draw:textarea-horizontal-align="justify" draw:textarea-vertical-align="middle" draw:auto-grow-height="false" fo:min-height="1.125cm" fo:min-width="5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429cm" fo:min-width="1.2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33300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586cm" fo:min-width="4.03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427cm" fo:min-width="1.25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33300" draw:marker-start="" draw:marker-start-width="0.199cm" draw:marker-start-center="false" draw:marker-end="" draw:marker-end-width="0.199cm" draw:marker-end-center="false" draw:fill="solid" draw:fill-color="#ffff99" draw:textarea-horizontal-align="justify" draw:textarea-vertical-align="middle" draw:auto-grow-height="false" fo:min-height="0.739cm" fo:min-width="4.0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1.009cm" fo:min-width="2.1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193300" draw:marker-start="" draw:marker-start-width="0.199cm" draw:marker-start-center="false" draw:marker-end="" draw:marker-end-width="0.199cm" draw:marker-end-center="false" draw:fill="solid" draw:fill-color="#ccff00" draw:textarea-horizontal-align="justify" draw:textarea-vertical-align="middle" draw:auto-grow-height="false" fo:min-height="0.178cm" fo:min-width="3.0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53cm" svg:stroke-color="#ff33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0.499cm" fo:min-width="6.1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84cm" fo:min-width="3.6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584cm" fo:min-width="3.6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9999" draw:marker-start="" draw:marker-start-width="0.199cm" draw:marker-start-center="false" draw:marker-end="" draw:marker-end-width="0.199cm" draw:marker-end-center="false" draw:fill="solid" draw:fill-color="#99ffff" draw:textarea-horizontal-align="justify" draw:textarea-vertical-align="middle" draw:auto-grow-height="false" fo:min-height="0.43cm" fo:min-width="5.6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9999" draw:marker-start="" draw:marker-start-width="0.199cm" draw:marker-start-center="false" draw:marker-end="" draw:marker-end-width="0.199cm" draw:marker-end-center="false" draw:fill="solid" draw:fill-color="#99ffff" draw:textarea-horizontal-align="justify" draw:textarea-vertical-align="middle" draw:auto-grow-height="false" fo:min-height="0.429cm" fo:min-width="5.6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9999" draw:marker-start="" draw:marker-start-width="0.199cm" draw:marker-start-center="false" draw:marker-end="" draw:marker-end-width="0.199cm" draw:marker-end-center="false" draw:fill="solid" draw:fill-color="#99ffff" draw:textarea-horizontal-align="justify" draw:textarea-vertical-align="middle" draw:auto-grow-height="false" fo:min-height="0.43cm" fo:min-width="5.6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990000" draw:marker-start="" draw:marker-start-width="0.199cm" draw:marker-start-center="false" draw:marker-end="" draw:marker-end-width="0.199cm" draw:marker-end-center="false" draw:fill="solid" draw:fill-color="#ff6666" draw:textarea-horizontal-align="justify" draw:textarea-vertical-align="middle" draw:auto-grow-height="false" fo:min-height="0.43cm" fo:min-width="5.64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990000" draw:marker-start="" draw:marker-start-width="0.199cm" draw:marker-start-center="false" draw:marker-end="" draw:marker-end-width="0.199cm" draw:marker-end-center="false" draw:fill="solid" draw:fill-color="#ff6666" draw:textarea-horizontal-align="justify" draw:textarea-vertical-align="middle" draw:auto-grow-height="false" fo:min-height="0.43cm" fo:min-width="0.2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9999" draw:marker-start="" draw:marker-start-width="0.199cm" draw:marker-start-center="false" draw:marker-end="" draw:marker-end-width="0.199cm" draw:marker-end-center="false" draw:fill="solid" draw:fill-color="#99ffff" draw:textarea-horizontal-align="justify" draw:textarea-vertical-align="middle" draw:auto-grow-height="false" fo:min-height="0.43cm" fo:min-width="0.2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94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</text:p>
      <text:p text:style-name="P8"/>
      <text:p text:style-name="P8">A extração de informações científicas dependem de um bom processo de redução dos dados <text:span text:style-name="T18">observacionais</text:span> crus obtidos, atualmente, com os CCDs. Os elementos que separam a imagem crua e a informação científica buscada são os ruídos envolvidos na detecção dos fótons; são, <text:span text:style-name="T18">eles </text:span>geralmentes: </text:p>
      <text:p text:style-name="P8"/>
      <text:p text:style-name="P8"><text:tab/> ruído devido ao processo de leitura do CCD</text:p>
      <text:p text:style-name="P8"><text:tab/> ruído devido a emissão térmica dos próprios instrumentos</text:p>
      <text:p text:style-name="P8"><text:tab/> ruído devido a sensibilidade diferenciada a radiação de cada (grupo de) pixel do CCD</text:p>
      <text:p text:style-name="P8"/>
      <text:p text:style-name="P8"><text:tab/>Há diversas técnicas e métodos de implementá-las que permitem reduzir esses erros e extrair a ciência relevante. A técnica que será <text:span text:style-name="T1">exposta e implementada, com certas modificações, pelo PYpeline</text:span> será o Procedimento Padrão IRAF <text:span text:style-name="T1">(Tody 1992)</text:span>.</text:p>
      <text:p text:style-name="P8"><text:tab/></text:p>
      <text:p text:style-name="P8"/>
      <text:p text:style-name="P5">Correção de Bias:</text:p>
      <text:p text:style-name="P9"><text:tab/><text:span text:style-name="T2">1 – Cria-se uma imagem, denominada masterbias, com um ruído de fundo mediano partir das várias imagens de ruído de fundo (bias). </text:span></text:p>
      <text:p text:style-name="P1"><text:tab/>2 – Subtrai-se o masterbias de todas as outras imagens (ciência, dark e flat)</text:p>
      <text:p text:style-name="P9"><text:tab/></text:p>
      <text:p text:style-name="P1"><text:span text:style-name="T19">Correção de Dark </text:span><text:span text:style-name="T20">Curren</text:span><text:span text:style-name="T21">t</text:span><text:span text:style-name="T22"><text:note text:id="ftn1" text:note-class="footnote"><text:note-citation>1</text:note-citation><text:note-body><text:p text:style-name="P18">Não incluido no Pypeline, já que atualmente, o ruído térmico não é significante.</text:p></text:note-body></text:note></text:span><text:span text:style-name="T20">:</text:span></text:p>
      <text:p text:style-name="P1"><text:tab/>! - <text:span text:style-name="T3">É necessário exista antes o masterbias.</text:span></text:p>
      <text:p text:style-name="P1"><text:tab/><text:span text:style-name="T17">1 – Subtrai-se de cada imagem de dark o masterbias</text:span></text:p>
      <text:p text:style-name="P1"><text:tab/><text:span text:style-name="T17">2 – Cria-se uma imagem, denominada masterdark, com o dark mediano a partir das várias imagens de dark.</text:span></text:p>
      <text:p text:style-name="P1"><text:tab/><text:span text:style-name="T17">3 <text:s/>- Subtrai-se o masterdark das imagens de ciência e de flat</text:span></text:p>
      <text:p text:style-name="P1"/>
      <text:p text:style-name="P1"><text:span text:style-name="T19">Correção </text:span><text:span text:style-name="T20">e Normalização</text:span><text:span text:style-name="T19"> de </text:span><text:span text:style-name="T20">Flat:</text:span></text:p>
      <text:p text:style-name="P1"><text:tab/><text:span text:style-name="T8">!É necessário que </text:span><text:span text:style-name="T9">exi</text:span><text:span text:style-name="T10">s</text:span><text:span text:style-name="T9">ta</text:span><text:span text:style-name="T8"> masterbias e masterdark (este último se houver)</text:span></text:p>
      <text:p text:style-name="P10"><text:span text:style-name="T8"><text:s/><text:tab/></text:span><text:span text:style-name="T9">1 – Subtrai-se de cada imagem de flat o masterbias e o masterdark, este último se houver </text:span></text:p>
      <text:p text:style-name="P10"><text:span text:style-name="T8"><text:tab/></text:span><text:span text:style-name="T9">2</text:span><text:span text:style-name="T8"> – Obt</text:span><text:span text:style-name="T9">é</text:span><text:span text:style-name="T8">m-se o valor médio de todos os pixels para uma imagem e divide-se </text:span><text:span text:style-name="T9">a imagem por este valor obtido.</text:span><text:span text:style-name="T8"> </text:span></text:p>
      <text:p text:style-name="P1"><text:span text:style-name="T8"><text:tab/></text:span><text:span text:style-name="T9">3 – Cria-se uma imagem mediana, masterflat, a partir das imagens de flat já normalizados</text:span></text:p>
      <text:p text:style-name="P1"/>
      <text:p text:style-name="P11"/>
      <text:p text:style-name="P11"/>
      <text:p text:style-name="P2"><text:span text:style-name="T14">Correção de Imagens de Ciência</text:span><text:span text:style-name="T14"><text:note text:id="ftn2" text:note-class="footnote"><text:note-citation>2</text:note-citation><text:note-body><text:p text:style-name="P18">Não incluído no Pypeline, já que o código se propõe apenas a fazer a redução primária.</text:p></text:note-body></text:note></text:span><text:span text:style-name="T15">:</text:span></text:p>
      <text:p text:style-name="P14"><text:tab/>!É necessário que exista masterbias, masterflat e masterdark</text:p>
      <text:p text:style-name="P2"><text:tab/><text:span text:style-name="T5">1 – Subtrai-se de cada imagem de ciência o masterbias e o masterdark, se houver.</text:span></text:p>
      <text:p text:style-name="P6"><text:tab/>2 – Multiplica-se cada imagem de ciência pelo masterflat</text:p>
      <text:p text:style-name="P6"><text:tab/>A – Se necessário, combina-se as imagens de ciência para uma imagem principal.</text:p>
      <text:p text:style-name="P14"><text:tab/></text:p>
      <text:p text:style-name="P2"><text:span text:style-name="T16">Análise Fotométrica dos dados</text:span><text:span text:style-name="T15">:</text:span></text:p>
      <text:p text:style-name="P15"><text:tab/></text:p>
      <text:p text:style-name="P7"><text:span text:style-name="T6"><text:tab/></text:span><text:span text:style-name="T16">Essa parte está a critério do(a) cientista. E depende do objetivo buscado.</text:span></text:p>
      <text:p text:style-name="P16"/>
      <text:p text:style-name="P16"/>
      <text:p text:style-name="P16"/>
      <text:p text:style-name="P16"/>
      <text:p text:style-name="P13"><text:soft-page-break/><text:span text:style-name="T4">O PYpeline tem por objetivo fazer a remoção do bias e do flat apenas através da sua função principal </text:span><text:span text:style-name="T23">ReduceCompletely</text:span><text:span text:style-name="T24">, <text:s/>seguindo o fluxograma abaixo</text:span><text:span text:style-name="T4">.</text:span></text:p>
      <text:p text:style-name="P19"/>
      <text:p text:style-name="P19"><draw:g text:anchor-type="paragraph" draw:z-index="0" draw:name="Shape2" draw:style-name="gr1"><draw:custom-shape draw:style-name="gr2" draw:text-style-name="P21" xml:id="id1" draw:id="id1" svg:width="3.719cm" svg:height="1.221cm" svg:x="1.69cm" svg:y="0.321cm"><text:p text:style-name="P20"><text:span text:style-name="T26">Dados observaionais</text:span></text:p><text:p text:style-name="P20"><text:span text:style-name="T26">(já organizados)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21" xml:id="id4" draw:id="id4" svg:width="3.017cm" svg:height="0.733cm" svg:x="10.876cm" svg:y="2.519cm"><text:p text:style-name="P20"><text:span text:style-name="T26">Remove o Bia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22" xml:id="id10" draw:id="id10" svg:width="5.603cm" svg:height="1.377cm" svg:x="4.884cm" svg:y="7.684cm"><text:p text:style-name="P20"><text:span text:style-name="T26">Output:</text:span></text:p><text:p text:style-name="P20"><text:span text:style-name="T26">- Imagens tratadas individuais</text:span></text:p><text:p text:style-name="P20"><text:span text:style-name="T26">- Imagem <text:s/>combinada 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23" xml:id="id2" draw:id="id2" svg:width="3.507cm" svg:height="1.357cm" svg:x="6.459cm" svg:y="0.002cm"><text:p text:style-name="P20"><text:span text:style-name="T26">Existe Masterbias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6" draw:text-style-name="P21" xml:id="id3" draw:id="id3" svg:width="4.539cm" svg:height="0.837cm" svg:x="11.246cm" svg:y="0.401cm"><text:p text:style-name="P20"><text:span text:style-name="T26">Cria um MasterBias</text:span></text:p><text:p text:style-name="P20"><text:span text:style-name="T26">[função </text:span><text:span text:style-name="T27">CreateMasterBias</text:span><text:span text:style-name="T26">]</text:span></text:p><draw:enhanced-geometry svg:viewBox="0 0 21600 21600" draw:type="rectangle" draw:enhanced-path="M 0 0 L 21600 0 21600 21600 0 21600 0 0 Z N"/></draw:custom-shape><draw:custom-shape draw:style-name="gr3" draw:text-style-name="P21" xml:id="id7" draw:id="id7" svg:width="3.017cm" svg:height="0.733cm" svg:x="1.55cm" svg:y="4.533cm"><text:p text:style-name="P20"><text:span text:style-name="T26">Remove o Fla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" draw:text-style-name="P23" xml:id="id5" draw:id="id5" svg:width="3.509cm" svg:height="1.352cm" svg:x="6.413cm" svg:y="2.251cm"><text:p text:style-name="P20"><text:span text:style-name="T26">Existe Masterflat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8" draw:text-style-name="P21" xml:id="id6" draw:id="id6" svg:width="4.546cm" svg:height="0.99cm" svg:x="0.649cm" svg:y="2.323cm"><text:p text:style-name="P20"><text:span text:style-name="T26">Cria um MasterFlat</text:span></text:p><text:p text:style-name="P20"><text:span text:style-name="T26">[função </text:span><text:span text:style-name="T27">CreateMasterFlat</text:span><text:span text:style-name="T26">]</text:span></text:p><draw:enhanced-geometry svg:viewBox="0 0 21600 21600" draw:type="rectangle" draw:enhanced-path="M 0 0 L 21600 0 21600 21600 0 21600 0 0 Z N"/></draw:custom-shape><draw:custom-shape draw:style-name="gr9" draw:text-style-name="P23" xml:id="id8" draw:id="id8" svg:width="5.331cm" svg:height="2.518cm" svg:x="6.318cm" svg:y="4.045cm"><text:p text:style-name="P20"><text:span text:style-name="T26">Existe previamente</text:span></text:p><text:p text:style-name="P20"><text:span text:style-name="T26">arquivo com o mesmo nome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10" draw:text-style-name="P22" xml:id="id9" draw:id="id9" svg:width="3.536cm" svg:height="0.429cm" svg:x="12.52cm" svg:y="5.842cm"><text:p text:style-name="P20"><text:span text:style-name="T26">Não faz a redução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1" draw:text-style-name="P24" svg:x1="5.408cm" svg:y1="0.931cm" svg:x2="6.459cm" svg:y2="0.681cm" draw:start-shape="id1" draw:start-glue-point="7" draw:end-shape="id2" draw:end-glue-point="5" svg:d="M5408 931h527v-250h524" svg:viewBox="0 0 1053 252"><text:p/></draw:connector><draw:connector draw:style-name="gr12" draw:text-style-name="P24" svg:x1="9.966cm" svg:y1="0.681cm" svg:x2="11.247cm" svg:y2="0.818cm" draw:start-shape="id2" draw:start-glue-point="7" draw:end-shape="id3" draw:end-glue-point="3" svg:d="M9966 681h640v137h641" svg:viewBox="0 0 1282 139"><text:p/></draw:connector><draw:connector draw:style-name="gr13" draw:text-style-name="P24" svg:x1="8.213cm" svg:y1="1.358cm" svg:x2="12.384cm" svg:y2="2.519cm" draw:start-shape="id2" draw:start-glue-point="6" draw:end-shape="id4" draw:end-glue-point="4" svg:d="M8213 1358v581h4171v580" svg:viewBox="0 0 4173 1162"><text:p/></draw:connector><draw:connector draw:style-name="gr11" draw:text-style-name="P24" svg:x1="13.515cm" svg:y1="1.237cm" svg:x2="12.384cm" svg:y2="2.52cm" draw:start-shape="id3" draw:start-glue-point="2" draw:end-shape="id4" draw:end-glue-point="4" svg:d="M13515 1237v653h-1131v630" svg:viewBox="0 0 1132 1284"><text:p/></draw:connector><draw:connector draw:style-name="gr11" draw:text-style-name="P24" svg:x1="10.876cm" svg:y1="2.886cm" svg:x2="9.922cm" svg:y2="2.926cm" draw:start-shape="id4" draw:start-glue-point="5" draw:end-shape="id5" draw:end-glue-point="7" svg:d="M10876 2886h-476v40h-478" svg:viewBox="0 0 956 42"><text:p/></draw:connector><draw:connector draw:style-name="gr12" draw:text-style-name="P24" svg:x1="6.414cm" svg:y1="2.926cm" svg:x2="5.195cm" svg:y2="2.817cm" draw:start-shape="id5" draw:start-glue-point="5" draw:end-shape="id6" draw:end-glue-point="1" svg:d="M6414 2926h-611v-109h-608" svg:viewBox="0 0 1221 111"><text:p/></draw:connector><draw:connector draw:style-name="gr13" draw:text-style-name="P24" svg:x1="8.168cm" svg:y1="3.602cm" svg:x2="3.058cm" svg:y2="4.533cm" draw:start-shape="id5" draw:start-glue-point="6" draw:end-shape="id7" draw:end-glue-point="4" svg:d="M8168 3602v503h-2678v-75h-2432v503" svg:viewBox="0 0 5112 933"><text:p/></draw:connector><draw:connector draw:style-name="gr11" draw:text-style-name="P24" svg:x1="2.921cm" svg:y1="3.313cm" svg:x2="3.059cm" svg:y2="4.533cm" draw:start-shape="id6" draw:start-glue-point="2" draw:end-shape="id7" draw:end-glue-point="4" svg:d="M2921 3313v608h138v612" svg:viewBox="0 0 139 1222"><text:p/></draw:connector><draw:connector draw:style-name="gr12" draw:text-style-name="P24" svg:x1="11.649cm" svg:y1="5.304cm" svg:x2="14.288cm" svg:y2="5.842cm" draw:start-shape="id8" draw:start-glue-point="7" draw:end-shape="id9" draw:end-glue-point="4" svg:d="M11649 5304h2639v538" svg:viewBox="0 0 2641 540"><text:p/></draw:connector><draw:connector draw:style-name="gr13" draw:text-style-name="P24" svg:x1="8.983cm" svg:y1="6.562cm" svg:x2="7.685cm" svg:y2="7.684cm" draw:start-shape="id8" draw:start-glue-point="6" draw:end-shape="id10" draw:end-glue-point="4" svg:d="M8983 6562v561h-1298v561" svg:viewBox="0 0 1300 1124"><text:p/></draw:connector><draw:connector draw:style-name="gr11" draw:text-style-name="P24" svg:x1="4.567cm" svg:y1="4.9cm" svg:x2="6.318cm" svg:y2="5.304cm" draw:start-shape="id7" draw:start-glue-point="7" draw:end-shape="id8" draw:end-glue-point="5" svg:d="M4567 4900h876v404h875" svg:viewBox="0 0 1753 406"><text:p/></draw:connector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EPENDÊNCIAS E PRÉ-REQUISITOS</text:p>
      <text:p text:style-name="P16"/>
      <text:p text:style-name="P4"><text:span text:style-name="T7">O PYpeline é um código escrito em Python 3.6 </text:span><text:span text:style-name="T11">(portanto, recomenda-se que o(a) usuário(a) utilize versões posteriores ao Python 3.5)</text:span><text:span text:style-name="T7">, e depende </text:span><text:span text:style-name="T11">de alguns pacotes para funcionar corretamente (ver o Readme.md). Eles tem funções que tem por objetivo facilitar o trabalho numérico dos dados (Numpy, </text:span><text:span text:style-name="T13">Numba</text:span><text:span text:style-name="T11">), gerenciamento de arquivos (Os, Glob) e leitura dos arquivos FITS (Astropy).</text:span></text:p>
      <text:p text:style-name="P4"><text:span text:style-name="T11"><text:tab/>Além das depêndências de pacotes, o PYpeline depende de uma organização </text:span><text:span text:style-name="T12">de diretórios específica para funcionar corretamente (figura abaixo).</text:span></text:p>
      <text:p text:style-name="P17"/>
      <text:p text:style-name="P17"><draw:g text:anchor-type="paragraph" draw:z-index="1" draw:name="Shape1" draw:style-name="gr1"><draw:custom-shape draw:style-name="gr14" draw:text-style-name="P25" xml:id="id11" draw:id="id11" svg:width="6.622cm" svg:height="0.75cm" svg:x="2.184cm" svg:y="0.254cm"><text:p text:style-name="P20"><text:span text:style-name="T28">Diretório da Observação</text:span></text:p><draw:enhanced-geometry svg:viewBox="0 0 21600 21600" draw:type="rectangle" draw:enhanced-path="M 0 0 L 21600 0 21600 21600 0 21600 0 0 Z N"/></draw:custom-shape><draw:custom-shape draw:style-name="gr15" draw:text-style-name="P26" xml:id="id12" draw:id="id12" svg:width="4.169cm" svg:height="0.835cm" svg:x="4.227cm" svg:y="1.753cm"><text:p text:style-name="P20"><text:span text:style-name="T28">bias</text:span></text:p><draw:enhanced-geometry svg:viewBox="0 0 21600 21600" draw:type="rectangle" draw:enhanced-path="M 0 0 L 21600 0 21600 21600 0 21600 0 0 Z N"/></draw:custom-shape><draw:custom-shape draw:style-name="gr15" draw:text-style-name="P26" xml:id="id13" draw:id="id13" svg:width="4.169cm" svg:height="0.835cm" svg:x="4.227cm" svg:y="2.753cm"><text:p text:style-name="P20"><text:span text:style-name="T28">flat</text:span></text:p><draw:enhanced-geometry svg:viewBox="0 0 21600 21600" draw:type="rectangle" draw:enhanced-path="M 0 0 L 21600 0 21600 21600 0 21600 0 0 Z N"/></draw:custom-shape><draw:custom-shape draw:style-name="gr15" draw:text-style-name="P26" xml:id="id14" draw:id="id14" svg:width="4.169cm" svg:height="0.835cm" svg:x="4.227cm" svg:y="3.755cm"><text:p text:style-name="P20"><text:span text:style-name="T28">science_raw</text:span></text:p><draw:enhanced-geometry svg:viewBox="0 0 21600 21600" draw:type="rectangle" draw:enhanced-path="M 0 0 L 21600 0 21600 21600 0 21600 0 0 Z N"/></draw:custom-shape><draw:custom-shape draw:style-name="gr15" draw:text-style-name="P26" xml:id="id15" draw:id="id15" svg:width="4.169cm" svg:height="0.835cm" svg:x="4.227cm" svg:y="4.755cm"><text:p text:style-name="P20"><text:span text:style-name="T28">science_reduced</text:span></text:p><draw:enhanced-geometry svg:viewBox="0 0 21600 21600" draw:type="rectangle" draw:enhanced-path="M 0 0 L 21600 0 21600 21600 0 21600 0 0 Z N"/></draw:custom-shape><draw:custom-shape draw:style-name="gr16" draw:text-style-name="P27" xml:id="id16" draw:id="id16" svg:width="4.171cm" svg:height="0.835cm" svg:x="4.225cm" svg:y="5.756cm"><text:p text:style-name="P20"><text:span text:style-name="T29">auxiliary_images</text:span></text:p><draw:enhanced-geometry svg:viewBox="0 0 21600 21600" draw:type="rectangle" draw:enhanced-path="M 0 0 L 21600 0 21600 21600 0 21600 0 0 Z N"/></draw:custom-shape><draw:custom-shape draw:style-name="gr17" draw:text-style-name="P28" svg:width="6.213cm" svg:height="0.752cm" svg:x="9.458cm" svg:y="1.921cm"><text:p text:style-name="P20"><text:span text:style-name="T28">Todas as imagens de bia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" draw:text-style-name="P28" svg:width="6.213cm" svg:height="0.75cm" svg:x="9.46cm" svg:y="2.84cm"><text:p text:style-name="P20"><text:span text:style-name="T28">Todas as imagens de fla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9" draw:text-style-name="P29" svg:width="6.211cm" svg:height="0.752cm" svg:x="9.462cm" svg:y="3.84cm"><text:p text:style-name="P20"><text:span text:style-name="T30">Todas as imagens de ciênci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0" draw:text-style-name="P30" svg:width="6.213cm" svg:height="0.752cm" svg:x="9.458cm" svg:y="5.838cm"><text:p text:style-name="P20"><text:span text:style-name="T28">MasterBias e MasterFla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0" draw:text-style-name="P31" svg:width="6.213cm" svg:height="0.752cm" svg:x="9.458cm" svg:y="4.838cm"><text:p text:style-name="P20"><text:span text:style-name="T29">Ciência reduzid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21" draw:text-style-name="P24" svg:x1="2.184cm" svg:y1="0.628cm" svg:x2="4.226cm" svg:y2="2.17cm" draw:start-shape="id11" draw:end-shape="id12" draw:end-glue-point="3" svg:d="M2184 628h-501v1542h2543" svg:viewBox="0 0 2545 1543"><text:p/></draw:connector><draw:connector draw:style-name="gr21" draw:text-style-name="P24" svg:x1="2.184cm" svg:y1="0.628cm" svg:x2="4.226cm" svg:y2="3.17cm" draw:start-shape="id11" draw:start-glue-point="3" draw:end-shape="id13" draw:end-glue-point="3" svg:d="M2184 628h-501v2542h2543" svg:viewBox="0 0 2545 2544"><text:p/></draw:connector><draw:connector draw:style-name="gr21" draw:text-style-name="P24" svg:x1="2.184cm" svg:y1="0.628cm" svg:x2="4.226cm" svg:y2="4.172cm" draw:start-shape="id11" draw:start-glue-point="3" draw:end-shape="id14" draw:end-glue-point="3" svg:d="M2184 628h-501v3544h2543" svg:viewBox="0 0 2545 3545"><text:p/></draw:connector><draw:connector draw:style-name="gr21" draw:text-style-name="P24" svg:x1="2.184cm" svg:y1="0.628cm" svg:x2="4.226cm" svg:y2="5.172cm" draw:start-shape="id11" draw:start-glue-point="3" draw:end-shape="id15" draw:end-glue-point="3" svg:d="M2184 628h-501v4544h2543" svg:viewBox="0 0 2545 4546"><text:p/></draw:connector><draw:connector draw:style-name="gr21" draw:text-style-name="P24" svg:x1="2.184cm" svg:y1="0.628cm" svg:x2="4.225cm" svg:y2="6.172cm" draw:start-shape="id11" draw:start-glue-point="3" draw:end-shape="id16" draw:end-glue-point="3" svg:d="M2184 628h-501v5544h2542" svg:viewBox="0 0 2544 5546"><text:p/></draw:connector><draw:custom-shape draw:style-name="gr22" draw:text-style-name="P32" svg:width="0.817cm" svg:height="0.752cm" svg:x="1.694cm" svg:y="7.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3" draw:text-style-name="P33" svg:width="0.817cm" svg:height="0.752cm" svg:x="7.416cm" svg:y="7.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24" draw:text-style-name="P35" svg:width="10.136cm" svg:height="1.146cm" svg:x="2.429cm" svg:y="7.422cm"><draw:text-box><text:p text:style-name="P34"><text:span text:style-name="T26">Arquivos criados</text:span></text:p><text:p text:style-name="P34"><text:span text:style-name="T26">pelo PYpeline</text:span></text:p></draw:text-box></draw:frame><draw:frame draw:style-name="gr24" draw:text-style-name="P35" svg:width="6.786cm" svg:height="1.146cm" svg:x="8.232cm" svg:y="7.34cm"><draw:text-box><text:p text:style-name="P34"><text:span text:style-name="T26">Arquivos originais </text:span></text:p><text:p text:style-name="P34"><text:span text:style-name="T26">do(a) cientista</text:span></text:p></draw:text-box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us Peron</meta:initial-creator>
    <meta:creation-date>2018-04-20T16:12:39.567629785</meta:creation-date>
    <dc:date>2018-05-07T10:36:34.324810545</dc:date>
    <meta:editing-duration>PT1H54M2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459" meta:character-count="2910" meta:non-whitespace-character-count="2438"/>
  </office:meta>
</office:document-meta>
</file>